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ff00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svg:stroke-color="#ff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objectwithoutfill">
      <style:graphic-properties svg:stroke-color="#ff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LMRoman10" style:font-pitch="variable" fo:font-size="12pt" style:font-size-asian="12pt" style:font-size-complex="12pt"/>
    </style:style>
    <style:style style:name="P3" style:family="paragraph">
      <style:text-properties fo:color="#008000" fo:font-family="LMRoman10" style:font-pitch="variable" fo:font-size="12pt" style:font-size-asian="12pt" style:font-size-complex="12pt"/>
    </style:style>
    <style:style style:name="P4" style:family="paragraph">
      <style:text-properties fo:color="#ff0000" fo:font-family="LMRoman10" style:font-pitch="variable" fo:font-size="12pt" style:font-size-asian="12pt" style:font-size-complex="12pt"/>
    </style:style>
    <style:style style:name="T1" style:family="text">
      <style:text-properties fo:font-family="LMRoman10" style:font-pitch="variable" fo:font-size="12pt" style:font-size-asian="12pt" style:font-size-complex="12pt"/>
    </style:style>
    <style:style style:name="T2" style:family="text">
      <style:text-properties fo:color="#008000" fo:font-family="LMRoman10" style:font-pitch="variable" fo:font-size="12pt" style:font-size-asian="12pt" style:font-size-complex="12pt"/>
    </style:style>
    <style:style style:name="T3" style:family="text">
      <style:text-properties fo:color="#ff0000" fo:font-family="LMRoman10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4cm" svg:y1="15.86cm" svg:x2="19.669cm" svg:y2="15.86cm">
          <text:p/>
        </draw:line>
        <draw:line draw:style-name="gr1" draw:text-style-name="P1" draw:layer="layout" svg:x1="8.112cm" svg:y1="21.066cm" svg:x2="7.985cm" svg:y2="7.35cm">
          <text:p/>
        </draw:line>
        <draw:line draw:style-name="gr2" draw:text-style-name="P1" xml:id="id1" draw:id="id1" draw:layer="layout" svg:x1="2.27cm" svg:y1="9.509cm" svg:x2="4.937cm" svg:y2="9.509cm">
          <text:p/>
        </draw:line>
        <draw:line draw:style-name="gr2" draw:text-style-name="P1" xml:id="id2" draw:id="id2" draw:layer="layout" svg:x1="13.446cm" svg:y1="15.732cm" svg:x2="18.78cm" svg:y2="15.732cm">
          <text:p/>
        </draw:line>
        <draw:connector draw:style-name="gr2" draw:text-style-name="P1" draw:layer="layout" draw:type="curve" svg:x1="4.937cm" svg:y1="9.509cm" svg:x2="13.446cm" svg:y2="15.732cm" draw:start-shape="id1" draw:start-glue-point="1" draw:end-shape="id2" svg:d="m4937 9509c6382 0 2128 6223 8509 6223">
          <text:p/>
        </draw:connector>
        <draw:connector draw:style-name="gr3" draw:text-style-name="P1" draw:layer="layout" draw:type="curve" draw:line-skew="-2.001cm" svg:x1="4.937cm" svg:y1="9.509cm" svg:x2="13.446cm" svg:y2="15.732cm" svg:d="m4937 9509c3381 0-873 6223 8509 6223">
          <text:p/>
        </draw:connector>
        <draw:connector draw:style-name="gr4" draw:text-style-name="P1" draw:layer="layout" draw:type="curve" svg:x1="18.722cm" svg:y1="10.469cm" svg:x2="13.319cm" svg:y2="15.732cm" svg:d="m18722 10469c-4051 0-1350 5263-5403 5263">
          <text:p/>
        </draw:connector>
        <draw:frame draw:style-name="gr5" draw:text-style-name="P2" draw:layer="layout" svg:width="4.953cm" svg:height="0.889cm" svg:x="2.651cm" svg:y="8.366cm">
          <draw:text-box>
            <text:p text:style-name="P2"><text:span text:style-name="T1">Accumulation</text:span></text:p>
          </draw:text-box>
        </draw:frame>
        <draw:frame draw:style-name="gr5" draw:text-style-name="P2" draw:layer="layout" svg:width="4.953cm" svg:height="0.889cm" svg:x="9.001cm" svg:y="11.414cm">
          <draw:text-box>
            <text:p text:style-name="P2"><text:span text:style-name="T1">Désertion</text:span></text:p>
          </draw:text-box>
        </draw:frame>
        <draw:frame draw:style-name="gr5" draw:text-style-name="P2" draw:layer="layout" svg:width="4.953cm" svg:height="0.889cm" svg:x="15.478cm" svg:y="14.716cm">
          <draw:text-box>
            <text:p text:style-name="P2"><text:span text:style-name="T1">Inversion HF</text:span></text:p>
          </draw:text-box>
        </draw:frame>
        <draw:frame draw:style-name="gr5" draw:text-style-name="P2" draw:layer="layout" svg:width="4.953cm" svg:height="0.889cm" svg:x="16.621cm" svg:y="9.509cm">
          <draw:text-box>
            <text:p text:style-name="P2"><text:span text:style-name="T1">Inversion BF</text:span></text:p>
          </draw:text-box>
        </draw:frame>
        <draw:line draw:style-name="gr6" draw:text-style-name="P1" draw:layer="layout" svg:x1="7.985cm" svg:y1="10.398cm" svg:x2="6.334cm" svg:y2="10.398cm">
          <text:p/>
        </draw:line>
        <draw:line draw:style-name="gr6" draw:text-style-name="P1" draw:layer="layout" svg:x1="6.334cm" svg:y1="15.859cm" svg:x2="6.334cm" svg:y2="10.398cm">
          <text:p/>
        </draw:line>
        <draw:frame draw:style-name="gr5" draw:text-style-name="P2" draw:layer="layout" svg:width="4.953cm" svg:height="0.889cm" svg:x="8.493cm" svg:y="9.128cm">
          <draw:text-box>
            <text:p text:style-name="P2"><text:span text:style-name="T1">Allure forme idéale</text:span></text:p>
          </draw:text-box>
        </draw:frame>
        <draw:frame draw:style-name="gr5" draw:text-style-name="P3" draw:layer="layout" svg:width="4.953cm" svg:height="0.889cm" svg:x="2.016cm" svg:y="10.017cm">
          <draw:text-box>
            <text:p text:style-name="P3"><text:span text:style-name="T2">Allure experimentalle</text:span></text:p>
          </draw:text-box>
        </draw:frame>
        <draw:frame draw:style-name="gr5" draw:text-style-name="P4" draw:layer="layout" svg:width="4.953cm" svg:height="2.054cm" svg:x="2.016cm" svg:y="13.424cm">
          <draw:text-box>
            <text:p text:style-name="P4"><text:span text:style-name="T3">Détermination de la </text:span></text:p>
            <text:p text:style-name="P4"><text:span text:style-name="T3">Capacité de la bande </text:span></text:p>
            <text:p text:style-name="P4"><text:span text:style-name="T3">plate</text:span></text:p>
          </draw:text-box>
        </draw:frame>
        <draw:frame draw:style-name="gr5" draw:text-style-name="P2" draw:layer="layout" svg:width="4.953cm" svg:height="0.889cm" svg:x="8.112cm" svg:y="7.223cm">
          <draw:text-box>
            <text:p text:style-name="P2"><text:span text:style-name="T1">C (dynamique)</text:span></text:p>
          </draw:text-box>
        </draw:frame>
        <draw:frame draw:style-name="gr5" draw:text-style-name="P2" draw:layer="layout" svg:width="4.953cm" svg:height="0.889cm" svg:x="18.272cm" svg:y="15.732cm">
          <draw:text-box>
            <text:p text:style-name="P2"><text:span text:style-name="T1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l0 </meta:initial-creator>
    <meta:creation-date>2017-03-21T17:19:49</meta:creation-date>
    <dc:date>2017-03-21T19:25:58</dc:date>
    <dc:creator>dl0 </dc:creator>
    <meta:editing-duration>PT3M18S</meta:editing-duration>
    <meta:editing-cycles>6</meta:editing-cycles>
    <meta:generator>LibreOffice/3.5$Linux_X86_64 LibreOffice_project/350m1$Build-2</meta:generator>
    <meta:document-statistic meta:object-count="18"/>
  </office:meta>
</office:document-meta>
</file>